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6500000099AA9F70A91F5F82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8b" draw:gradient-step-count="0" draw:opacity="100%" draw:opacity-name="Transparency_20_1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Ultrafine_20_Dashed" svg:stroke-width="1.59mm" svg:stroke-color="#ffbf00" draw:marker-start="" draw:marker-start-width="4.99mm" draw:marker-start-center="false" draw:marker-end="" draw:marker-end-width="4.99mm" draw:marker-end-center="false" draw:stroke-linejoin="round" svg:stroke-linecap="round" draw:fill="solid" draw:fill-color="#00008b" draw:gradient-step-count="0" draw:opacity="100%" draw:opacity-name="Transparency_20_1" draw:textarea-horizontal-align="center" draw:textarea-vertical-align="middle" draw:auto-grow-height="false" draw:fit-to-size="false" style:shrink-to-fit="false" fo:min-height="31.5mm" fo:min-width="82.27mm" fo:padding-top="1.98mm" fo:padding-bottom="1.98mm" fo:padding-left="3.18mm" fo:padding-right="3.18mm" fo:wrap-option="wrap" draw:shadow="hidden" draw:shadow-offset-x="1.02mm" draw:shadow-offset-y="1.02mm" draw:shadow-color="#808080" draw:shadow-opacity="2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ummy</text:p>
      <text:p text:style-name="Standard"><draw:custom-shape text:anchor-type="paragraph" draw:z-index="0" draw:name="myFontwork" draw:style-name="gr1" draw:text-style-name="P2" svg:width="88.61mm" svg:height="35.44mm" svg:x="29.85mm" svg:y="0.53mm">
     <text:p text:style-name="P1"><text:span text:style-name="T1">Happy Birthday</text:span></text:p>
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curve-up" draw:modifiers="0" draw:enhanced-path="M 0 ?f0 C 4900 ?f1 11640 ?f2 21600 0 N M 0 ?f4 C 3700 21600 8500 21600 10100 21600 14110 21600 15910 21600 21600 ?f4 N">
      <draw:equation draw:name="f0" draw:formula="$0 "/>
      <draw:equation draw:name="f1" draw:formula="14250*?f0 /12170"/>
      <draw:equation draw:name="f2" draw:formula="12800*?f0 /12170"/>
      <draw:equation draw:name="f3" draw:formula="6380*?f0 /12170"/>
      <draw:equation draw:name="f4" draw:formula="21600-?f3 "/>
      <draw:handle draw:handle-position="left $0" draw:handle-range-y-minimum="0" draw:handle-range-y-maximum="12170"/>
     </draw:enhanced-geometry>
    </draw:custom-shape><draw:frame draw:style-name="fr1" draw:name="Image1" text:anchor-type="char" svg:x="27.87mm" svg:y="42.07mm" svg:width="94.46mm" svg:height="40.48mm" draw:z-index="1"><draw:image xlink:href="Pictures/100000010000016500000099AA9F70A91F5F829D.png" xlink:type="simple" xlink:show="embed" xlink:actuate="onLoad" draw:mime-type="image/png"/>
    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/>
    <style:font-face style:name="Arial Black1" svg:font-family="'Arial Black'" style:font-family-generic="swiss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swiss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Tahoma" svg:font-family="Tahoma"/>
    <style:font-face style:name="Tahoma1" svg:font-family="Tahoma" style:font-pitch="variable"/>
  </office:font-face-decls>
  <office:styles>
    <draw:gradient draw:name="Gradient_20_2" draw:display-name="Gradient 2" draw:style="radial" draw:cx="75%" draw:cy="20%" draw:start-color="#40e0d0" draw:end-color="#ff0000" draw:start-intensity="100%" draw:end-intensity="100%" draw:border="10%"/>
    <draw:opacity draw:name="Transparency_20_1" draw:display-name="Transparency 1" draw:style="ellipsoid" draw:cx="50%" draw:cy="50%" draw:start="30%" draw:end="100%" draw:angle="0deg" draw:border="50%"/>
    <draw:stroke-dash draw:name="Ultrafine_20_Dashed" draw:display-name="Ultrafine Dashed" draw:style="rect" draw:dots1="1" draw:dots1-length="0.29mm" draw:dots2="1" draw:dots2-length="0.29mm" draw:distance="0.29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Noto Sans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" fo:font-family="'Noto Sans'" style:font-family-generic="swiss" fo:font-size="14pt" style:font-name-asian="Noto Sans CJK TC Regular1" style:font-family-asian="'Noto Sans CJK TC Regular'" style:font-family-generic-asian="swiss" style:font-size-asian="14pt" style:font-name-complex="Noto Sans Hebrew1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family-generic="swiss" fo:font-size="12pt" fo:font-style="italic" style:font-name-asian="Noto Sans CJK TC Regular1" style:font-family-asian="'Noto Sans CJK TC Regular'" style:font-family-generic-asian="swiss" style:font-size-asian="12pt" style:font-style-asian="italic" style:font-name-complex="Noto Sans Hebrew1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20:31:28.577000000</meta:creation-date>
    <dc:title>A6quer</dc:title>
    <meta:editing-duration>PT18M50S</meta:editing-duration>
    <meta:editing-cycles>6</meta:editing-cycles>
    <meta:generator>BCommitContinue/7.6.0.0.alpha0$Windows_X86_64 LibreOffice_project/00a602ca8e75ab5cf050e092289ef7165b343165</meta:generator>
    <meta:initial-creator>Regina Henschel</meta:initial-creator>
    <dc:date>2023-03-08T11:23:06.729000000</dc:date>
    <dc:creator>Regina Henschel</dc:creator>
    <meta:document-statistic meta:table-count="0" meta:image-count="1" meta:object-count="0" meta:page-count="1" meta:paragraph-count="1" meta:word-count="1" meta:character-count="5" meta:non-whitespace-character-count="5"/>
    <meta:template xlink:type="simple" xlink:actuate="onRequest" xlink:title="A6quer" xlink:href="../../../../../../Build_forCommit/userContinue/user/template/A6quer.ott" meta:date="2023-03-07T20:31:26.749000000"/>
  </office:meta>
</office:document-meta>
</file>